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1231b9" officeooo:paragraph-rsid="00448a8d"/>
    </style:style>
    <style:style style:name="P2" style:family="paragraph" style:parent-style-name="Standard">
      <style:text-properties style:font-name="Times New Roman" officeooo:rsid="0012a6e2" officeooo:paragraph-rsid="0012a6e2"/>
    </style:style>
    <style:style style:name="P3" style:family="paragraph" style:parent-style-name="Standard">
      <style:text-properties style:font-name="Times New Roman" officeooo:rsid="00156767" officeooo:paragraph-rsid="00156767"/>
    </style:style>
    <style:style style:name="P4" style:family="paragraph" style:parent-style-name="Standard">
      <style:text-properties style:font-name="Times New Roman" style:text-underline-style="solid" style:text-underline-width="auto" style:text-underline-color="font-color" officeooo:rsid="00156767" officeooo:paragraph-rsid="00156767"/>
    </style:style>
    <style:style style:name="P5" style:family="paragraph" style:parent-style-name="Standard">
      <style:text-properties style:font-name="Times New Roman" style:text-underline-style="solid" style:text-underline-width="auto" style:text-underline-color="font-color" officeooo:rsid="0012a6e2" officeooo:paragraph-rsid="0012a6e2"/>
    </style:style>
    <style:style style:name="P6" style:family="paragraph" style:parent-style-name="Standard">
      <style:text-properties style:font-name="Times New Roman" style:text-underline-style="solid" style:text-underline-width="auto" style:text-underline-color="font-color" officeooo:rsid="002370a6" officeooo:paragraph-rsid="002370a6"/>
    </style:style>
    <style:style style:name="P7" style:family="paragraph" style:parent-style-name="Standard">
      <style:text-properties style:font-name="Times New Roman" style:text-underline-style="solid" style:text-underline-width="auto" style:text-underline-color="font-color" officeooo:rsid="002370a6" officeooo:paragraph-rsid="002995a0"/>
    </style:style>
    <style:style style:name="P8" style:family="paragraph" style:parent-style-name="Standard">
      <style:text-properties style:font-name="Times New Roman" style:text-underline-style="solid" style:text-underline-width="auto" style:text-underline-color="font-color" officeooo:rsid="002370a6" officeooo:paragraph-rsid="0033149f"/>
    </style:style>
    <style:style style:name="P9" style:family="paragraph" style:parent-style-name="Standard">
      <style:text-properties style:font-name="Times New Roman" style:text-underline-style="none" officeooo:rsid="00171747" officeooo:paragraph-rsid="00171747"/>
    </style:style>
    <style:style style:name="P10" style:family="paragraph" style:parent-style-name="Standard">
      <style:text-properties style:font-name="Times New Roman" officeooo:rsid="001dc87b" officeooo:paragraph-rsid="001dc87b"/>
    </style:style>
    <style:style style:name="P11" style:family="paragraph" style:parent-style-name="Standard">
      <style:text-properties style:font-name="Times New Roman" fo:font-style="normal" style:text-underline-style="none" officeooo:rsid="0030b208" officeooo:paragraph-rsid="002accfc" style:font-style-asian="normal" style:font-style-complex="normal"/>
    </style:style>
    <style:style style:name="P12" style:family="paragraph" style:parent-style-name="Standard">
      <style:text-properties style:font-name="Times New Roman" style:text-underline-style="solid" style:text-underline-width="auto" style:text-underline-color="font-color" officeooo:rsid="00156767" officeooo:paragraph-rsid="00156767"/>
    </style:style>
    <style:style style:name="P13" style:family="paragraph" style:parent-style-name="Standard">
      <style:text-properties style:font-name="Times New Roman" style:text-underline-style="solid" style:text-underline-width="auto" style:text-underline-color="font-color" officeooo:rsid="00648f83" officeooo:paragraph-rsid="00648f83"/>
    </style:style>
    <style:style style:name="P14" style:family="paragraph" style:parent-style-name="Standard">
      <style:text-properties style:font-name="Times New Roman" style:text-underline-style="solid" style:text-underline-width="auto" style:text-underline-color="font-color" officeooo:rsid="002370a6" officeooo:paragraph-rsid="002accfc"/>
    </style:style>
    <style:style style:name="P15" style:family="paragraph" style:parent-style-name="Standard">
      <style:text-properties style:font-name="Times New Roman" style:text-underline-style="solid" style:text-underline-width="auto" style:text-underline-color="font-color" officeooo:rsid="007c8dcc" officeooo:paragraph-rsid="007c8dcc"/>
    </style:style>
    <style:style style:name="P16" style:family="paragraph" style:parent-style-name="Standard">
      <style:text-properties style:font-name="Times New Roman" style:text-underline-style="none" officeooo:rsid="0083d24e" officeooo:paragraph-rsid="0083d24e"/>
    </style:style>
    <style:style style:name="P17" style:family="paragraph" style:parent-style-name="Standard">
      <style:text-properties style:font-name="Times New Roman" officeooo:rsid="001231b9" officeooo:paragraph-rsid="00448a8d"/>
    </style:style>
    <style:style style:name="P18" style:family="paragraph" style:parent-style-name="Standard">
      <style:text-properties style:font-name="Times New Roman" officeooo:rsid="001231b9" officeooo:paragraph-rsid="006b2c2c"/>
    </style:style>
    <style:style style:name="P19" style:family="paragraph" style:parent-style-name="Standard">
      <style:text-properties style:font-name="Times New Roman" officeooo:rsid="001231b9" officeooo:paragraph-rsid="006db914"/>
    </style:style>
    <style:style style:name="P20" style:family="paragraph" style:parent-style-name="Standard">
      <style:text-properties style:font-name="Times New Roman" officeooo:rsid="001231b9" officeooo:paragraph-rsid="007d0712"/>
    </style:style>
    <style:style style:name="P21" style:family="paragraph" style:parent-style-name="Standard">
      <style:text-properties style:font-name="Times New Roman" officeooo:rsid="001231b9" officeooo:paragraph-rsid="00824099"/>
    </style:style>
    <style:style style:name="P22" style:family="paragraph" style:parent-style-name="Standard">
      <style:text-properties style:font-name="Times New Roman" officeooo:rsid="0012a6e2" officeooo:paragraph-rsid="001231b9"/>
    </style:style>
    <style:style style:name="P23" style:family="paragraph" style:parent-style-name="Standard">
      <style:text-properties style:font-name="Times New Roman" officeooo:rsid="0065d7cb" officeooo:paragraph-rsid="0065d7cb"/>
    </style:style>
    <style:style style:name="P24" style:family="paragraph" style:parent-style-name="Standard">
      <style:text-properties style:font-name="Times New Roman" officeooo:rsid="001dc87b" officeooo:paragraph-rsid="001dc87b"/>
    </style:style>
    <style:style style:name="P25" style:family="paragraph" style:parent-style-name="Standard">
      <style:text-properties style:font-name="Times New Roman" officeooo:rsid="001dc87b" officeooo:paragraph-rsid="007727df"/>
    </style:style>
    <style:style style:name="P26" style:family="paragraph" style:parent-style-name="Standard">
      <style:text-properties style:font-name="Times New Roman" officeooo:rsid="001dc87b" officeooo:paragraph-rsid="00783953"/>
    </style:style>
    <style:style style:name="P27" style:family="paragraph" style:parent-style-name="Standard">
      <style:text-properties style:font-name="Times New Roman" officeooo:rsid="001dc87b" officeooo:paragraph-rsid="007e234e"/>
    </style:style>
    <style:style style:name="P28" style:family="paragraph" style:parent-style-name="Standard">
      <style:text-properties style:font-name="Times New Roman" officeooo:rsid="006eb81b" officeooo:paragraph-rsid="006eb81b"/>
    </style:style>
    <style:style style:name="P29" style:family="paragraph" style:parent-style-name="Standard">
      <style:text-properties style:font-name="Times New Roman" officeooo:rsid="006eb81b" officeooo:paragraph-rsid="0088e057"/>
    </style:style>
    <style:style style:name="P30" style:family="paragraph" style:parent-style-name="Standard">
      <style:text-properties style:font-name="Times New Roman" officeooo:rsid="00797c8f" officeooo:paragraph-rsid="00797c8f"/>
    </style:style>
    <style:style style:name="T1" style:family="text">
      <style:text-properties style:text-underline-style="none"/>
    </style:style>
    <style:style style:name="T2" style:family="text">
      <style:text-properties style:text-underline-style="none" officeooo:rsid="00171747"/>
    </style:style>
    <style:style style:name="T3" style:family="text">
      <style:text-properties style:text-underline-style="none" officeooo:rsid="001844df"/>
    </style:style>
    <style:style style:name="T4" style:family="text">
      <style:text-properties style:text-underline-style="none" officeooo:rsid="001dc87b"/>
    </style:style>
    <style:style style:name="T5" style:family="text">
      <style:text-properties style:text-underline-style="none" officeooo:rsid="001231b9"/>
    </style:style>
    <style:style style:name="T6" style:family="text">
      <style:text-properties style:text-underline-style="none" officeooo:rsid="002995a0"/>
    </style:style>
    <style:style style:name="T7" style:family="text">
      <style:text-properties style:text-underline-style="none" officeooo:rsid="0035a7fb"/>
    </style:style>
    <style:style style:name="T8" style:family="text">
      <style:text-properties style:text-underline-style="none" officeooo:rsid="00373110"/>
    </style:style>
    <style:style style:name="T9" style:family="text">
      <style:text-properties style:text-underline-style="none" officeooo:rsid="0039b157"/>
    </style:style>
    <style:style style:name="T10" style:family="text">
      <style:text-properties style:text-underline-style="none" officeooo:rsid="003aca50"/>
    </style:style>
    <style:style style:name="T11" style:family="text">
      <style:text-properties style:text-underline-style="none" officeooo:rsid="003bedde"/>
    </style:style>
    <style:style style:name="T12" style:family="text">
      <style:text-properties style:text-underline-style="none" officeooo:rsid="003ca45c"/>
    </style:style>
    <style:style style:name="T13" style:family="text">
      <style:text-properties style:text-underline-style="none" officeooo:rsid="003f17ff"/>
    </style:style>
    <style:style style:name="T14" style:family="text">
      <style:text-properties style:text-underline-style="none" officeooo:rsid="003f262c"/>
    </style:style>
    <style:style style:name="T15" style:family="text">
      <style:text-properties style:text-underline-style="none" officeooo:rsid="003fc3ea"/>
    </style:style>
    <style:style style:name="T16" style:family="text">
      <style:text-properties style:text-underline-style="none" officeooo:rsid="004158bc"/>
    </style:style>
    <style:style style:name="T17" style:family="text">
      <style:text-properties style:text-underline-style="none" officeooo:rsid="004325b3"/>
    </style:style>
    <style:style style:name="T18" style:family="text">
      <style:text-properties style:text-underline-style="none" officeooo:rsid="00448a8d"/>
    </style:style>
    <style:style style:name="T19" style:family="text">
      <style:text-properties style:text-underline-style="none" officeooo:rsid="00466298"/>
    </style:style>
    <style:style style:name="T20" style:family="text">
      <style:text-properties style:text-underline-style="none" officeooo:rsid="00487e2a"/>
    </style:style>
    <style:style style:name="T21" style:family="text">
      <style:text-properties style:text-underline-style="none" officeooo:rsid="004c8571"/>
    </style:style>
    <style:style style:name="T22" style:family="text">
      <style:text-properties style:text-underline-style="none" officeooo:rsid="0061275a"/>
    </style:style>
    <style:style style:name="T23" style:family="text">
      <style:text-properties style:text-underline-style="none" officeooo:rsid="0061c436"/>
    </style:style>
    <style:style style:name="T24" style:family="text">
      <style:text-properties style:text-underline-style="none" officeooo:rsid="00648f83"/>
    </style:style>
    <style:style style:name="T25" style:family="text">
      <style:text-properties style:text-underline-style="none" officeooo:rsid="006776be"/>
    </style:style>
    <style:style style:name="T26" style:family="text">
      <style:text-properties style:text-underline-style="none" officeooo:rsid="006818d4"/>
    </style:style>
    <style:style style:name="T27" style:family="text">
      <style:text-properties style:text-underline-style="none" officeooo:rsid="00690c7a"/>
    </style:style>
    <style:style style:name="T28" style:family="text">
      <style:text-properties style:text-underline-style="none" officeooo:rsid="006af285"/>
    </style:style>
    <style:style style:name="T29" style:family="text">
      <style:text-properties style:text-underline-style="none" officeooo:rsid="006b2c2c"/>
    </style:style>
    <style:style style:name="T30" style:family="text">
      <style:text-properties style:text-underline-style="none" officeooo:rsid="006ba73c"/>
    </style:style>
    <style:style style:name="T31" style:family="text">
      <style:text-properties style:text-underline-style="none" officeooo:rsid="006c875c"/>
    </style:style>
    <style:style style:name="T32" style:family="text">
      <style:text-properties style:text-underline-style="none" officeooo:rsid="006d7eed"/>
    </style:style>
    <style:style style:name="T33" style:family="text">
      <style:text-properties style:text-underline-style="none" officeooo:rsid="006db914"/>
    </style:style>
    <style:style style:name="T34" style:family="text">
      <style:text-properties style:text-underline-style="none" officeooo:rsid="006dda22"/>
    </style:style>
    <style:style style:name="T35" style:family="text">
      <style:text-properties style:text-underline-style="none" officeooo:rsid="006eb81b"/>
    </style:style>
    <style:style style:name="T36" style:family="text">
      <style:text-properties style:text-underline-style="none" officeooo:rsid="007c8dcc"/>
    </style:style>
    <style:style style:name="T37" style:family="text">
      <style:text-properties style:text-underline-style="none" officeooo:rsid="007d0712"/>
    </style:style>
    <style:style style:name="T38" style:family="text">
      <style:text-properties style:text-underline-style="none" officeooo:rsid="00806fda"/>
    </style:style>
    <style:style style:name="T39" style:family="text">
      <style:text-properties style:text-underline-style="none" officeooo:rsid="00818fd9"/>
    </style:style>
    <style:style style:name="T40" style:family="text">
      <style:text-properties fo:font-style="italic" officeooo:rsid="00564590" style:font-style-asian="italic" style:font-style-complex="italic"/>
    </style:style>
    <style:style style:name="T41" style:family="text">
      <style:text-properties fo:font-style="italic" officeooo:rsid="00585db8" style:font-style-asian="italic" style:font-style-complex="italic"/>
    </style:style>
    <style:style style:name="T42" style:family="text">
      <style:text-properties fo:font-style="italic" officeooo:rsid="006eb81b" style:font-style-asian="italic" style:font-style-complex="italic"/>
    </style:style>
    <style:style style:name="T43" style:family="text">
      <style:text-properties fo:font-style="italic" style:text-underline-style="none" officeooo:rsid="002accfc" style:font-style-asian="italic" style:font-style-complex="italic"/>
    </style:style>
    <style:style style:name="T44" style:family="text">
      <style:text-properties fo:font-style="italic" style:text-underline-style="none" officeooo:rsid="002f5b67" style:font-style-asian="italic" style:font-style-complex="italic"/>
    </style:style>
    <style:style style:name="T45" style:family="text">
      <style:text-properties fo:font-style="italic" style:text-underline-style="none" officeooo:rsid="0030b208" style:font-style-asian="italic" style:font-style-complex="italic"/>
    </style:style>
    <style:style style:name="T46" style:family="text">
      <style:text-properties fo:font-style="italic" style:text-underline-style="none" officeooo:rsid="0038a0cf" style:font-style-asian="italic" style:font-style-complex="italic"/>
    </style:style>
    <style:style style:name="T47" style:family="text">
      <style:text-properties fo:font-style="italic" style:text-underline-style="none" officeooo:rsid="0061275a" style:font-style-asian="italic" style:font-style-complex="italic"/>
    </style:style>
    <style:style style:name="T48" style:family="text">
      <style:text-properties fo:font-style="italic" style:text-underline-style="none" officeooo:rsid="00171747" style:font-style-asian="italic" style:font-style-complex="italic"/>
    </style:style>
    <style:style style:name="T49" style:family="text">
      <style:text-properties fo:font-style="italic" style:text-underline-style="none" officeooo:rsid="006af285" style:font-style-asian="italic" style:font-style-complex="italic"/>
    </style:style>
    <style:style style:name="T50" style:family="text">
      <style:text-properties fo:font-style="italic" style:text-underline-style="none" officeooo:rsid="006c875c"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564590" style:font-style-asian="normal" style:font-style-complex="normal"/>
    </style:style>
    <style:style style:name="T53" style:family="text">
      <style:text-properties fo:font-style="normal" officeooo:rsid="00585db8" style:font-style-asian="normal" style:font-style-complex="normal"/>
    </style:style>
    <style:style style:name="T54" style:family="text">
      <style:text-properties fo:font-style="normal" officeooo:rsid="00591169" style:font-style-asian="normal" style:font-style-complex="normal"/>
    </style:style>
    <style:style style:name="T55" style:family="text">
      <style:text-properties fo:font-style="normal" officeooo:rsid="005a705e" style:font-style-asian="normal" style:font-style-complex="normal"/>
    </style:style>
    <style:style style:name="T56" style:family="text">
      <style:text-properties fo:font-style="normal" officeooo:rsid="005b3d5d" style:font-style-asian="normal" style:font-style-complex="normal"/>
    </style:style>
    <style:style style:name="T57" style:family="text">
      <style:text-properties fo:font-style="normal" officeooo:rsid="006eb81b" style:font-style-asian="normal" style:font-style-complex="normal"/>
    </style:style>
    <style:style style:name="T58" style:family="text">
      <style:text-properties fo:font-style="normal" officeooo:rsid="00858e3f" style:font-style-asian="normal" style:font-style-complex="normal"/>
    </style:style>
    <style:style style:name="T59" style:family="text">
      <style:text-properties fo:font-style="normal" officeooo:rsid="00868c04" style:font-style-asian="normal" style:font-style-complex="normal"/>
    </style:style>
    <style:style style:name="T60" style:family="text">
      <style:text-properties fo:font-style="normal" officeooo:rsid="0086ecc2" style:font-style-asian="normal" style:font-style-complex="normal"/>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29324e" style:font-style-asian="normal" style:font-style-complex="normal"/>
    </style:style>
    <style:style style:name="T63" style:family="text">
      <style:text-properties fo:font-style="normal" style:text-underline-style="none" officeooo:rsid="002949e6" style:font-style-asian="normal" style:font-style-complex="normal"/>
    </style:style>
    <style:style style:name="T64" style:family="text">
      <style:text-properties fo:font-style="normal" style:text-underline-style="none" officeooo:rsid="002995a0" style:font-style-asian="normal" style:font-style-complex="normal"/>
    </style:style>
    <style:style style:name="T65" style:family="text">
      <style:text-properties fo:font-style="normal" style:text-underline-style="none" officeooo:rsid="002accfc" style:font-style-asian="normal" style:font-style-complex="normal"/>
    </style:style>
    <style:style style:name="T66" style:family="text">
      <style:text-properties fo:font-style="normal" style:text-underline-style="none" officeooo:rsid="00171747" style:font-style-asian="normal" style:font-style-complex="normal"/>
    </style:style>
    <style:style style:name="T67" style:family="text">
      <style:text-properties fo:font-style="normal" style:text-underline-style="none" officeooo:rsid="002f5b67" style:font-style-asian="normal" style:font-style-complex="normal"/>
    </style:style>
    <style:style style:name="T68" style:family="text">
      <style:text-properties fo:font-style="normal" style:text-underline-style="none" officeooo:rsid="0030b208" style:font-style-asian="normal" style:font-style-complex="normal"/>
    </style:style>
    <style:style style:name="T69" style:family="text">
      <style:text-properties fo:font-style="normal" style:text-underline-style="none" officeooo:rsid="0031afd4" style:font-style-asian="normal" style:font-style-complex="normal"/>
    </style:style>
    <style:style style:name="T70" style:family="text">
      <style:text-properties fo:font-style="normal" style:text-underline-style="none" officeooo:rsid="0033149f" style:font-style-asian="normal" style:font-style-complex="normal"/>
    </style:style>
    <style:style style:name="T71" style:family="text">
      <style:text-properties fo:font-style="normal" style:text-underline-style="none" officeooo:rsid="0034a74e" style:font-style-asian="normal" style:font-style-complex="normal"/>
    </style:style>
    <style:style style:name="T72" style:family="text">
      <style:text-properties fo:font-style="normal" style:text-underline-style="none" officeooo:rsid="0038a0cf" style:font-style-asian="normal" style:font-style-complex="normal"/>
    </style:style>
    <style:style style:name="T73" style:family="text">
      <style:text-properties fo:font-style="normal" style:text-underline-style="none" officeooo:rsid="006af285" style:font-style-asian="normal" style:font-style-complex="normal"/>
    </style:style>
    <style:style style:name="T74" style:family="text">
      <style:text-properties fo:font-style="normal" style:text-underline-style="none" officeooo:rsid="006b2c2c" style:font-style-asian="normal" style:font-style-complex="normal"/>
    </style:style>
    <style:style style:name="T75" style:family="text">
      <style:text-properties officeooo:rsid="00564590"/>
    </style:style>
    <style:style style:name="T76" style:family="text">
      <style:text-properties officeooo:rsid="006eb81b"/>
    </style:style>
    <style:style style:name="T77" style:family="text">
      <style:text-properties officeooo:rsid="0073deec"/>
    </style:style>
    <style:style style:name="T78" style:family="text">
      <style:text-properties officeooo:rsid="00797c8f"/>
    </style:style>
    <style:style style:name="T79" style:family="text">
      <style:text-properties officeooo:rsid="007ac7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7"><text:span text:style-name="T1"><text:tab/></text:span><text:span text:style-name="T6">The Daft Architecture Vocal Improvisation System (</text:span><text:span text:style-name="T62">DAVIS</text:span><text:span text:style-name="T64">)</text:span><text:span text:style-name="T62"> is an interactive music system, </text:span><text:span text:style-name="T63">designed t</text:span><text:span text:style-name="T64">o perform improvised music alongside myself</text:span><text:span text:style-name="T62">. </text:span><text:span text:style-name="T64">Unlike some interactive music systems, DAVIS is not intended to work with various kinds of input. It is designed specifically to work with </text:span><text:span text:style-name="T69">monophonic audio input based on a human voice</text:span><text:span text:style-name="T64">.</text:span></text:p>
      <text:p text:style-name="P14"><text:span text:style-name="T62"><text:tab/></text:span><text:span text:style-name="T64">DAVIS</text:span><text:span text:style-name="T62"> i</text:span><text:span text:style-name="T5">s composed of three components, based on the “PfQ” model developed by Young and Blackwell. </text:span><text:span text:style-name="T43">P</text:span><text:span text:style-name="T65"> receives </text:span><text:span text:style-name="T66">incoming audio data </text:span><text:span text:style-name="T67">from a microphone as its input </text:span><text:span text:style-name="T66">and outputs symbolic note data. </text:span><text:span text:style-name="T44">f </text:span><text:span text:style-name="T67">receives </text:span><text:span text:style-name="T44">P</text:span><text:span text:style-name="T67">’s output as its input and outputs new symbolic data in the same format. </text:span><text:span text:style-name="T44">Q</text:span><text:span text:style-name="T67"> receives </text:span><text:span text:style-name="T45">f</text:span><text:span text:style-name="T68">’s</text:span><text:span text:style-name="T45"> </text:span><text:span text:style-name="T67">data as its own input </text:span><text:span text:style-name="T68">and outputs synthesized sound through a loudspeaker.</text:span></text:p>
      <text:p text:style-name="P14"><text:span text:style-name="T68"/></text:p>
      <text:p text:style-name="P15"><text:span text:style-name="T68">[</text:span><text:span text:style-name="T61">Deeper description of P, f, and Q’s roles]</text:span></text:p>
      <text:p text:style-name="P11"/>
      <text:p text:style-name="P8"><text:span text:style-name="T68"><text:tab/></text:span><text:span text:style-name="T70">The development process involved creating basic versions of each component, one at a time. Then, </text:span><text:span text:style-name="T71">with a functional system done, I </text:span><text:span text:style-name="T70">mov</text:span><text:span text:style-name="T71">ed</text:span><text:span text:style-name="T70"> freely between the components as I continued </text:span><text:span text:style-name="T71">development.</text:span><text:span text:style-name="T65"> </text:span><text:span text:style-name="T2">All three components were developed in different programming languages</text:span><text:span text:style-name="T7">, </text:span><text:span text:style-name="T9">though I originally intended to work only in the language I am most familiar with: Python. </text:span><text:span text:style-name="T13">I naively envisioned </text:span><text:span text:style-name="T16">DAVIS as </text:span><text:span text:style-name="T13">a </text:span><text:span text:style-name="T14">single </text:span><text:span text:style-name="T13">program. </text:span><text:span text:style-name="T15">At this point, I can’t imagine that scenario ending up with anything but a monolithic container of spaghetti code. </text:span><text:span text:style-name="T13">Having to create firm divisions between the three components </text:span><text:span text:style-name="T14">ended up forc</text:span><text:span text:style-name="T16">ing</text:span><text:span text:style-name="T14"> me to more consciously consider </text:span><text:span text:style-name="T16">DAVIS </text:span><text:span text:style-name="T14">how would handle its internal data.</text:span></text:p>
      <text:p text:style-name="P9"/>
      <text:p text:style-name="P4">Max (P)</text:p>
      <text:p text:style-name="P1"><text:span text:style-name="T8"><text:tab/></text:span><text:span text:style-name="T10">M</text:span><text:span text:style-name="T8">y work </text:span><text:span text:style-name="T11">began with</text:span><text:span text:style-name="T8"> </text:span><text:span text:style-name="T46">P</text:span><text:span text:style-name="T72">. </text:span><text:span text:style-name="T4">I </text:span><text:span text:style-name="T12">began </text:span><text:span text:style-name="T18">by </text:span><text:span text:style-name="T12">searching for</text:span><text:span text:style-name="T4"> freely available librar</text:span><text:span text:style-name="T17">ies </text:span><text:span text:style-name="T20">that</text:span><text:span text:style-name="T19"> extrac</text:span><text:span text:style-name="T20">t</text:span><text:span text:style-name="T19"> high-level, </text:span><text:span text:style-name="T20">human-readable</text:span><text:span text:style-name="T19"> </text:span><text:span text:style-name="T20">information</text:span><text:span text:style-name="T19"> from audio.</text:span><text:span text:style-name="T4"> </text:span><text:span text:style-name="T21">Most of these libraries are designed for machine information retrieval (MIR) research, </text:span><text:span text:style-name="T22">a closely related but distinct field from interactive music systems</text:span><text:span text:style-name="T21">. </text:span><text:span text:style-name="T22">MIR commonly involves statistical analysis of huge audio datasets</text:span><text:span text:style-name="T23"> and is meant to to run offline. In other words, the program’s duration is irrelevant because only the final output is needed.</text:span></text:p>
      <text:p text:style-name="P1"><text:span text:style-name="T23"><text:tab/></text:span></text:p>
      <text:p text:style-name="P20"><text:span text:style-name="T18"><text:tab/></text:span><text:span text:style-name="T4">I spent an exorbitant amount of time developing </text:span><text:span text:style-name="T47">P</text:span><text:span text:style-name="T4">. Months went by as I tested out new pieces of software </text:span><text:span text:style-name="T24">to experiment with. </text:span><text:span text:style-name="T36">I </text:span><text:span text:style-name="T37">began</text:span><text:span text:style-name="T36"> with SuperCollider, </text:span><text:span text:style-name="T37">a relatively popular audio programming language </text:span><text:span text:style-name="T38">first released in 1996. </text:span><text:span text:style-name="T39">I had been able to write a few simple programs with the language a few years ago, when I had no outside programming experience, but after a few </text:span></text:p>
      <text:p text:style-name="P1"><text:span text:style-name="T24"><text:tab/>The first two libraries I used were </text:span><text:span text:style-name="T27">A</text:span><text:span text:style-name="T24">ubio and </text:span><text:span text:style-name="T27">L</text:span><text:span text:style-name="T24">ibrosa. Aubio is written in C and includes Python bindings, </text:span><text:span text:style-name="T27">while</text:span><text:span text:style-name="T24"> </text:span><text:span text:style-name="T27">L</text:span><text:span text:style-name="T24">ibrosa is written entirely in Python </text:span><text:span text:style-name="T25">and uses the SciPy </text:span><text:span text:style-name="T26">library</text:span><text:span text:style-name="T25"> for fast computations. </text:span><text:span text:style-name="T26">Both libraries are in active development, but both are relatively early in their </text:span><text:span text:style-name="T27">development cycle and have minimal documentation. This made development difficult, especially </text:span><text:span text:style-name="T28">because I was trying to use the libraries for a task neither was designed for: working with real-time audio. </text:span></text:p>
      <text:p text:style-name="P19"><text:span text:style-name="T2"><text:tab/>I </text:span><text:span text:style-name="T24">ended up </text:span><text:span text:style-name="T2">devel</text:span><text:span text:style-name="T24">oping</text:span><text:span text:style-name="T2"> </text:span><text:span text:style-name="T48">P</text:span><text:span text:style-name="T2"> in </text:span><text:span text:style-name="T3">the software Max (sometimes referred to as Max/MSP or Max/MSP/Jitter), one of the most common </text:span><text:span text:style-name="T4">software packages used in experimental audio and video art. </text:span><text:span text:style-name="T3">I first encountered Max about five years </text:span><text:span text:style-name="T29">ago </text:span><text:span text:style-name="T3">and have used </text:span><text:span text:style-name="T4">it on and off since </text:span><text:span text:style-name="T29">then. </text:span><text:span text:style-name="T30">The biggest benefits of Max are that it is stable, well-documented, </text:span><text:span text:style-name="T31">has an active user community, and is designed for real-time projects. This means that I was able to </text:span><text:span text:style-name="T32">quickly find user-made objects for pitch and amplitude estimation </text:span><text:span text:style-name="T33">and</text:span><text:span text:style-name="T31"> get a barebones version of </text:span><text:span text:style-name="T50">P</text:span><text:span text:style-name="T31"> running within days. </text:span></text:p>
      <text:p text:style-name="P18"><text:span text:style-name="T29"><text:tab/>I was initially reluctant to use Max for </text:span><text:span text:style-name="T35">one reason:</text:span><text:span text:style-name="T29"> Max is expensive, proprietary software and I don’t want anyone who w</text:span><text:span text:style-name="T30">ishes</text:span><text:span text:style-name="T29"> to look at my system’s code to have to </text:span><text:span text:style-name="T30">pay to do so. </text:span><text:span text:style-name="T34">However, </text:span><text:span text:style-name="T30">I learned that a version of Max that doesn’t allow you to edit files can be downloaded for free. This gave me extra motivation to make my Max program as clear as possible.</text:span></text:p>
      <text:p text:style-name="P3"/>
      <text:p text:style-name="P4">Python (f)</text:p>
      <text:p text:style-name="P10"><text:soft-page-break/><text:tab/><text:span text:style-name="T75">I developed </text:span><text:span text:style-name="T40">f</text:span><text:span text:style-name="T52"> with Python for a number of reasons. </text:span><text:span text:style-name="T53">Because </text:span><text:span text:style-name="T41">f</text:span><text:span text:style-name="T53"> only works with symbolic musical data, I knew I wouldn’t have to use a language that deals directly with audio, such as Max. Any general purpose programming language would work for the task, so I picked the one I knew best. </text:span></text:p>
      <text:p text:style-name="P10"><text:span text:style-name="T53"/></text:p>
      <text:p text:style-name="P28"><text:span text:style-name="T53">[</text:span><text:span text:style-name="T51">development process]</text:span></text:p>
      <text:p text:style-name="P28"><text:span text:style-name="T51"/></text:p>
      <text:p text:style-name="P10"><text:span text:style-name="T53"><text:tab/>I initial</text:span><text:span text:style-name="T55">ly</text:span><text:span text:style-name="T53"> fear</text:span><text:span text:style-name="T55">ed</text:span><text:span text:style-name="T53"> that Python would be too slow for </text:span><text:span text:style-name="T58">this project</text:span><text:span text:style-name="T53">. </text:span><text:span text:style-name="T54">Speed is crucial when w</text:span><text:span text:style-name="T53">orking </text:span><text:span text:style-name="T55">with</text:span><text:span text:style-name="T53"> real-time </text:span><text:span text:style-name="T56">applications. However, Python </text:span><text:span text:style-name="T58">has consistently met my needs</text:span><text:span text:style-name="T56">. </text:span><text:span text:style-name="T58">Compared to the early personal computers of the 1980’s, my 2015 MacBook Pro has been able to handled the demands of multiple high-level languages running at once.</text:span></text:p>
      <text:p text:style-name="P3"/>
      <text:p text:style-name="P4">Csound (Q)</text:p>
      <text:p text:style-name="P10"><text:tab/><text:span text:style-name="T76">I didn’t begin work on the final component, </text:span><text:span text:style-name="T42">Q</text:span><text:span text:style-name="T76">, until late in the system’s development. I wrote a basic placeholder program in Max that played incoming notes from </text:span><text:span text:style-name="T42">f</text:span><text:span text:style-name="T57"> with one of my computer’s built-in MIDI instruments. I</text:span><text:span text:style-name="T76"> held off because I initially had no idea what kind of sounds I wanted to create. I imagined creating some sort of abstract synthesis, but had no idea how to begin building something so vague. Once I decided to imitate the human voice, I was able to research the various methods for vocal synthesis and narrow down my options.</text:span></text:p>
      <text:p text:style-name="P25"><text:tab/><text:span text:style-name="T77">With a small list of possible synthesis techniques, I began looking for audio software to use them in. I initially expected to use Max, but found the pre-made objects lacking. If I was going to implement the techniques by hand, I would prefer to use it in a text-based language, since I find large-scale Max projects consistently difficult to keep organized. I looked back at SuperCollider, but decided that the awkward syntax wasn’t worth the effort either.</text:span></text:p>
      <text:p text:style-name="P26"><text:span text:style-name="T77"><text:tab/>Finally, I tried Csound. With its first version arriving in 1986, Csound is the oldest audio synthesis language still in use, and its age shows. Its name is a reference to the fact that its synthesis engine is written in C; while virtually all low-level audio software is now written in C or C++, doing so was apparently notable in the mid-1980’s. Csound’s syntax is a bizarre mix of C, assembly, and markup languages (such as HTML) that I can’t imagine every being designed during or after the 1990’s. Despite all of this, I ended up sticking with Csound.</text:span></text:p>
      <text:p text:style-name="P26"><text:span text:style-name="T77"><text:tab/>Why use such a strange language? There are a number of reasons. For one, Csound includes a built-in opcode—essentially the same concept as an “object” in Max—for FOF synthesis. FOF—“Fonction d’onde formantique,” French for “formant wave function”—is a simple technique for building an imitative vocal sound out of “formants.” In practice, most FOF-based synthesis doesn’t sound very convincing, but DAVIS was never about cutting-edge synthesis. </text:span></text:p>
      <text:p text:style-name="P26"><text:tab/><text:span text:style-name="T79">Another reason for using Csound is that the developers make a point not to remove any opcodes from the language, meaning that although the standard library may appear unwieldy, a user can be sure that their program will still run on the latest version of Csound decades after being written.</text:span></text:p>
      <text:p text:style-name="P27"><text:tab/><text:span text:style-name="T78">Finally, learning Csound gave me an opportunity to learn a new programming language I would have otherwise never dreamed of using. Though the language is strange, it certainly isn’t difficult to learn. Whereas SuperCollider took influence from many different languages and associated programming paradigms, Csound establishes its own niche and doesn’t budge. </text:span></text:p>
      <text:p text:style-name="P27"/>
      <text:p text:style-name="P29"><text:span text:style-name="T53">[</text:span><text:span text:style-name="T51">development process]</text:span></text:p>
      <text:p text:style-name="P22"/>
      <text:p text:style-name="P13">Future</text:p>
      <text:p text:style-name="P23">My next main goal for DAVIS is to make the API more versatile.</text:p>
      <text:p text:style-name="P23"/>
      <text:p text:style-name="P30">Once the API is cleaner, I hope to develop drastically different versions of each component.</text:p>
      <text:p text:style-name="P30"/>
      <text:p text:style-name="P21"><text:soft-page-break/><text:span text:style-name="T28">I fully intend on return to Aubio or Librosa for a revamp of </text:span><text:span text:style-name="T49">P</text:span><text:span text:style-name="T73">, but only when they hav</text:span><text:span text:style-name="T74">e </text:span><text:span text:style-name="T73">comprehensive documentation.</text:span></text:p>
      <text:p text:style-name="P2"/>
      <text:p text:style-name="P5">Bibliography</text:p>
      <text:p text:style-name="P16">[Need to start building this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55:57.027535000</meta:creation-date>
    <dc:date>2017-03-29T04:09:33.623692000</dc:date>
    <meta:editing-duration>P15DT2H9M13S</meta:editing-duration>
    <meta:editing-cycles>92</meta:editing-cycles>
    <meta:generator>LibreOffice/5.1.4.2$MacOSX_X86_64 LibreOffice_project/f99d75f39f1c57ebdd7ffc5f42867c12031db97a</meta:generator>
    <meta:document-statistic meta:table-count="0" meta:image-count="0" meta:object-count="0" meta:page-count="3" meta:paragraph-count="30" meta:word-count="1225" meta:character-count="7352" meta:non-whitespace-character-count="6137"/>
  </office:meta>
</office:document-meta>
</file>